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e472" officeooo:paragraph-rsid="0018e472"/>
    </style:style>
    <style:style style:name="P2" style:family="paragraph" style:parent-style-name="Standard">
      <style:paragraph-properties fo:text-align="start" style:justify-single-word="false"/>
      <style:text-properties officeooo:paragraph-rsid="001c49bb"/>
    </style:style>
    <style:style style:name="P3" style:family="paragraph" style:parent-style-name="Standard">
      <style:text-properties officeooo:paragraph-rsid="001aa821"/>
    </style:style>
    <style:style style:name="P4" style:family="paragraph" style:parent-style-name="Standard">
      <style:text-properties officeooo:paragraph-rsid="0020e6cb"/>
    </style:style>
    <style:style style:name="P5" style:family="paragraph" style:parent-style-name="Standard">
      <style:text-properties officeooo:paragraph-rsid="0023895c"/>
    </style:style>
    <style:style style:name="P6" style:family="paragraph" style:parent-style-name="Standard">
      <style:text-properties officeooo:paragraph-rsid="00290b47"/>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officeooo:paragraph-rsid="001c49bb" style:font-weight-asian="normal" style:font-weight-complex="normal"/>
    </style:style>
    <style:style style:name="P9" style:family="paragraph" style:parent-style-name="Standard">
      <style:text-properties fo:font-weight="normal" officeooo:paragraph-rsid="001947f3" style:font-weight-asian="normal" style:font-weight-complex="normal"/>
    </style:style>
    <style:style style:name="P10" style:family="paragraph" style:parent-style-name="Standard">
      <style:paragraph-properties fo:text-align="start" style:justify-single-word="false"/>
      <style:text-properties fo:font-weight="normal" officeooo:rsid="0018e472" officeooo:paragraph-rsid="001c49bb" style:font-weight-asian="normal" style:font-weight-complex="normal"/>
    </style:style>
    <style:style style:name="P11" style:family="paragraph" style:parent-style-name="Standard">
      <style:text-properties officeooo:paragraph-rsid="002be2d6"/>
    </style:style>
    <style:style style:name="P12" style:family="paragraph" style:parent-style-name="Standard">
      <style:text-properties officeooo:paragraph-rsid="002c53b5"/>
    </style:style>
    <style:style style:name="P13" style:family="paragraph" style:parent-style-name="Standard">
      <style:text-properties officeooo:paragraph-rsid="002fde08"/>
    </style:style>
    <style:style style:name="P14" style:family="paragraph" style:parent-style-name="Text_20_body">
      <style:text-properties officeooo:paragraph-rsid="001aa821"/>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paragraph-rsid="001947f3" style:font-weight-asian="normal" style:font-weight-complex="normal"/>
    </style:style>
    <style:style style:name="P17" style:family="paragraph" style:parent-style-name="Text_20_body">
      <style:text-properties fo:font-weight="normal" officeooo:rsid="00194f70" officeooo:paragraph-rsid="00194f70" style:font-weight-asian="normal" style:font-weight-complex="normal"/>
    </style:style>
    <style:style style:name="P18" style:family="paragraph" style:parent-style-name="Text_20_body">
      <style:text-properties officeooo:paragraph-rsid="0020e6cb"/>
    </style:style>
    <style:style style:name="P19" style:family="paragraph" style:parent-style-name="Text_20_body">
      <style:text-properties officeooo:paragraph-rsid="0023895c"/>
    </style:style>
    <style:style style:name="P20" style:family="paragraph" style:parent-style-name="Text_20_body">
      <style:text-properties officeooo:paragraph-rsid="00256942"/>
    </style:style>
    <style:style style:name="P21" style:family="paragraph" style:parent-style-name="Text_20_body">
      <style:text-properties officeooo:paragraph-rsid="00273cf0"/>
    </style:style>
    <style:style style:name="P22" style:family="paragraph" style:parent-style-name="Text_20_body">
      <style:text-properties officeooo:paragraph-rsid="00290b47"/>
    </style:style>
    <style:style style:name="P23" style:family="paragraph" style:parent-style-name="Text_20_body">
      <style:text-properties officeooo:paragraph-rsid="00297069"/>
    </style:style>
    <style:style style:name="P24" style:family="paragraph" style:parent-style-name="Text_20_body">
      <style:text-properties officeooo:paragraph-rsid="002be2d6"/>
    </style:style>
    <style:style style:name="P25" style:family="paragraph" style:parent-style-name="Text_20_body">
      <style:text-properties officeooo:paragraph-rsid="002c53b5"/>
    </style:style>
    <style:style style:name="P26" style:family="paragraph" style:parent-style-name="Text_20_body">
      <style:text-properties officeooo:paragraph-rsid="002df625"/>
    </style:style>
    <style:style style:name="P27" style:family="paragraph" style:parent-style-name="Text_20_body">
      <style:text-properties officeooo:paragraph-rsid="002fde08"/>
    </style:style>
    <style:style style:name="P28" style:family="paragraph" style:parent-style-name="Text_20_body">
      <style:paragraph-properties fo:padding="0.074cm" fo:border-left="none" fo:border-right="none" fo:border-top="none" fo:border-bottom="0.99pt solid #000000" style:join-border="false"/>
      <style:text-properties officeooo:paragraph-rsid="001c49bb"/>
    </style:style>
    <style:style style:name="P29" style:family="paragraph" style:parent-style-name="Text_20_body">
      <style:paragraph-properties fo:padding="0.074cm" fo:border-left="none" fo:border-right="none" fo:border-top="none" fo:border-bottom="0.99pt solid #000000" style:join-border="false"/>
      <style:text-properties officeooo:paragraph-rsid="0020e6cb"/>
    </style:style>
    <style:style style:name="P30" style:family="paragraph" style:parent-style-name="Text_20_body">
      <style:paragraph-properties fo:padding="0.074cm" fo:border-left="none" fo:border-right="none" fo:border-top="none" fo:border-bottom="0.99pt solid #000000" style:join-border="false"/>
      <style:text-properties officeooo:paragraph-rsid="0023895c"/>
    </style:style>
    <style:style style:name="P31" style:family="paragraph" style:parent-style-name="Text_20_body">
      <style:paragraph-properties fo:padding="0.074cm" fo:border-left="none" fo:border-right="none" fo:border-top="none" fo:border-bottom="0.99pt solid #000000" style:join-border="false"/>
      <style:text-properties officeooo:paragraph-rsid="00256942"/>
    </style:style>
    <style:style style:name="P32" style:family="paragraph" style:parent-style-name="Text_20_body">
      <style:paragraph-properties fo:padding="0.074cm" fo:border-left="none" fo:border-right="none" fo:border-top="none" fo:border-bottom="0.99pt solid #000000" style:join-border="false"/>
      <style:text-properties officeooo:paragraph-rsid="00273cf0"/>
    </style:style>
    <style:style style:name="P33" style:family="paragraph" style:parent-style-name="Text_20_body">
      <style:paragraph-properties fo:padding="0.074cm" fo:border-left="none" fo:border-right="none" fo:border-top="none" fo:border-bottom="0.99pt solid #000000" style:join-border="false"/>
      <style:text-properties officeooo:paragraph-rsid="00290b47"/>
    </style:style>
    <style:style style:name="P34" style:family="paragraph" style:parent-style-name="Text_20_body">
      <style:paragraph-properties fo:padding="0.074cm" fo:border-left="none" fo:border-right="none" fo:border-top="none" fo:border-bottom="0.99pt solid #000000" style:join-border="false"/>
      <style:text-properties officeooo:paragraph-rsid="00297069"/>
    </style:style>
    <style:style style:name="P35" style:family="paragraph" style:parent-style-name="Text_20_body">
      <style:paragraph-properties fo:padding="0.074cm" fo:border-left="none" fo:border-right="none" fo:border-top="none" fo:border-bottom="0.99pt solid #000000" style:join-border="false"/>
      <style:text-properties officeooo:paragraph-rsid="002be2d6"/>
    </style:style>
    <style:style style:name="P36" style:family="paragraph" style:parent-style-name="Text_20_body">
      <style:paragraph-properties fo:padding="0.074cm" fo:border-left="none" fo:border-right="none" fo:border-top="none" fo:border-bottom="0.99pt solid #000000" style:join-border="false"/>
      <style:text-properties officeooo:paragraph-rsid="002c53b5"/>
    </style:style>
    <style:style style:name="P37" style:family="paragraph" style:parent-style-name="Text_20_body">
      <style:paragraph-properties fo:padding="0.074cm" fo:border-left="none" fo:border-right="none" fo:border-top="none" fo:border-bottom="0.99pt solid #000000" style:join-border="false"/>
      <style:text-properties officeooo:paragraph-rsid="002df625"/>
    </style:style>
    <style:style style:name="P38" style:family="paragraph" style:parent-style-name="Standard">
      <style:paragraph-properties fo:padding="0.074cm" fo:border-left="none" fo:border-right="none" fo:border-top="none" fo:border-bottom="0.99pt solid #000000" style:join-border="false"/>
      <style:text-properties officeooo:paragraph-rsid="002fde08"/>
    </style:style>
    <style:style style:name="P39" style:family="paragraph" style:parent-style-name="Heading_20_1">
      <style:text-properties officeooo:paragraph-rsid="001c49bb"/>
    </style:style>
    <style:style style:name="P40" style:family="paragraph" style:parent-style-name="Heading_20_1">
      <style:text-properties officeooo:paragraph-rsid="0020e6cb"/>
    </style:style>
    <style:style style:name="P41" style:family="paragraph" style:parent-style-name="Heading_20_1">
      <style:text-properties officeooo:paragraph-rsid="00290b47"/>
    </style:style>
    <style:style style:name="P42" style:family="paragraph" style:parent-style-name="Heading_20_1">
      <style:text-properties officeooo:paragraph-rsid="002be2d6"/>
    </style:style>
    <style:style style:name="P43" style:family="paragraph" style:parent-style-name="Heading_20_1">
      <style:text-properties officeooo:paragraph-rsid="002c53b5"/>
    </style:style>
    <style:style style:name="P44" style:family="paragraph" style:parent-style-name="Heading_20_1">
      <style:text-properties officeooo:paragraph-rsid="002fde08"/>
    </style:style>
    <style:style style:name="P45" style:family="paragraph" style:parent-style-name="Text_20_body">
      <style:text-properties fo:font-weight="normal" style:font-weight-asian="normal" style:font-weight-complex="normal"/>
    </style:style>
    <style:style style:name="T1" style:family="text">
      <style:text-properties officeooo:rsid="001947f3"/>
    </style:style>
    <style:style style:name="T2" style:family="text">
      <style:text-properties fo:font-weight="normal" style:font-weight-asian="normal" style:font-weight-complex="normal"/>
    </style:style>
    <style:style style:name="T3" style:family="text">
      <style:text-properties fo:font-weight="normal" officeooo:rsid="0018e472" style:font-weight-asian="normal" style:font-weight-complex="normal"/>
    </style:style>
    <style:style style:name="T4" style:family="text">
      <style:text-properties fo:font-weight="normal" officeooo:rsid="001aa821" style:font-weight-asian="normal" style:font-weight-complex="normal"/>
    </style:style>
    <style:style style:name="T5" style:family="text">
      <style:text-properties fo:font-weight="normal" officeooo:rsid="001c49bb" style:font-weight-asian="normal" style:font-weight-complex="normal"/>
    </style:style>
    <style:style style:name="T6" style:family="text">
      <style:text-properties officeooo:rsid="001bed75"/>
    </style:style>
    <style:style style:name="T7" style:family="text">
      <style:text-properties fo:font-size="12pt" officeooo:rsid="002fde08" style:font-size-asian="12pt" style:font-size-complex="12pt"/>
    </style:style>
    <style:style style:name="T8" style:family="text">
      <style:text-properties fo:font-size="12pt" fo:font-weight="normal" officeooo:rsid="001c49bb" style:font-size-asian="12pt" style:font-weight-asian="normal" style:font-size-complex="12pt" style:font-weight-complex="normal"/>
    </style:style>
    <style:style style:name="T9" style:family="text">
      <style:text-properties fo:font-size="12pt" fo:font-weight="normal" officeooo:rsid="0020e6cb" style:font-size-asian="12pt" style:font-weight-asian="normal" style:font-size-complex="12pt" style:font-weight-complex="normal"/>
    </style:style>
    <style:style style:name="T10" style:family="text">
      <style:text-properties fo:font-size="12pt" fo:font-weight="normal" officeooo:rsid="0023895c" style:font-size-asian="12pt" style:font-weight-asian="normal" style:font-size-complex="12pt" style:font-weight-complex="normal"/>
    </style:style>
    <style:style style:name="T11" style:family="text">
      <style:text-properties fo:font-size="12pt" fo:font-weight="normal" officeooo:rsid="00256942" style:font-size-asian="12pt" style:font-weight-asian="normal" style:font-size-complex="12pt" style:font-weight-complex="normal"/>
    </style:style>
    <style:style style:name="T12" style:family="text">
      <style:text-properties fo:font-size="12pt" fo:font-weight="normal" officeooo:rsid="0026322b" style:font-size-asian="12pt" style:font-weight-asian="normal" style:font-size-complex="12pt" style:font-weight-complex="normal"/>
    </style:style>
    <style:style style:name="T13" style:family="text">
      <style:text-properties fo:font-size="12pt" fo:font-weight="normal" officeooo:rsid="00273cf0" style:font-size-asian="12pt" style:font-weight-asian="normal" style:font-size-complex="12pt" style:font-weight-complex="normal"/>
    </style:style>
    <style:style style:name="T14" style:family="text">
      <style:text-properties fo:font-size="12pt" fo:font-weight="normal" officeooo:rsid="00290b47" style:font-size-asian="12pt" style:font-weight-asian="normal" style:font-size-complex="12pt" style:font-weight-complex="normal"/>
    </style:style>
    <style:style style:name="T15" style:family="text">
      <style:text-properties fo:font-size="12pt" fo:font-weight="normal" officeooo:rsid="00297069" style:font-size-asian="12pt" style:font-weight-asian="normal" style:font-size-complex="12pt" style:font-weight-complex="normal"/>
    </style:style>
    <style:style style:name="T16" style:family="text">
      <style:text-properties fo:font-size="12pt" fo:font-weight="normal" officeooo:rsid="002be2d6" style:font-size-asian="12pt" style:font-weight-asian="normal" style:font-size-complex="12pt" style:font-weight-complex="normal"/>
    </style:style>
    <style:style style:name="T17" style:family="text">
      <style:text-properties fo:font-size="12pt" fo:font-weight="normal" officeooo:rsid="002c53b5" style:font-size-asian="12pt" style:font-weight-asian="normal" style:font-size-complex="12pt" style:font-weight-complex="normal"/>
    </style:style>
    <style:style style:name="T18" style:family="text">
      <style:text-properties fo:font-size="12pt" fo:font-weight="normal" officeooo:rsid="002df625" style:font-size-asian="12pt" style:font-weight-asian="normal" style:font-size-complex="12pt" style:font-weight-complex="normal"/>
    </style:style>
    <style:style style:name="T19" style:family="text">
      <style:text-properties fo:font-size="12pt" fo:font-weight="normal" officeooo:rsid="002fde08" style:font-size-asian="12pt" style:font-weight-asian="normal" style:font-size-complex="12pt" style:font-weight-complex="normal"/>
    </style:style>
    <style:style style:name="T20" style:family="text">
      <style:text-properties fo:font-size="12pt" fo:font-weight="normal" officeooo:rsid="0031bc87" style:font-size-asian="12pt" style:font-weight-asian="normal" style:font-size-complex="12pt" style:font-weight-complex="normal"/>
    </style:style>
    <style:style style:name="T21" style:family="text">
      <style:text-properties fo:font-size="12pt" fo:font-weight="bold" officeooo:rsid="002fde08" style:font-size-asian="12pt" style:font-weight-asian="bold" style:font-size-complex="12pt" style:font-weight-complex="bold"/>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f</text:p>
      <text:p text:style-name="P1"/>
      <text:p text:style-name="P10">Image : </text:p>
      <text:p text:style-name="P10">Descriptif : </text:p>
      <text:p text:style-name="P8"/>
      <text:p text:style-name="P2"><text:span text:style-name="T3">Camion Jungle pat Patrouille : </text:span><text:span text:style-name="T2">Le </text:span><text:span text:style-name="Strong_20_Emphasis"><text:span text:style-name="T2">véhicule</text:span></text:span><text:span text:style-name="T2"> de </text:span><text:span text:style-name="Strong_20_Emphasis"><text:span text:style-name="T2">secours</text:span></text:span><text:span text:style-name="T2"> ultime aux couleurs de la </text:span><text:span text:style-name="Strong_20_Emphasis"><text:span text:style-name="T2">Jungle</text:span></text:span><text:span text:style-name="T2"> ! Votre petit pourra y garer jusqu'à 6 véhicules de la </text:span><text:span text:style-name="Strong_20_Emphasis"><text:span text:style-name="T2">Pat'Patrouille</text:span></text:span><text:span text:style-name="T2"> lorsqu'il est déployé et partir à </text:span><text:span text:style-name="Strong_20_Emphasis"><text:span text:style-name="T2">l'aventure</text:span></text:span><text:span text:style-name="T2"> où il voudra.</text:span></text:p>
      <text:p text:style-name="Text_20_body"><text:span text:style-name="T2">Les chiots de la </text:span><text:span text:style-name="Strong_20_Emphasis"><text:span text:style-name="T2">Pat'Patrouille</text:span></text:span><text:span text:style-name="T2"> peuvent garer leurs </text:span><text:span text:style-name="Strong_20_Emphasis"><text:span text:style-name="T2">véhicules</text:span></text:span><text:span text:style-name="T2"> à l'intérieur et ainsi partir à l'aventure n'importe où ! Rien de tel pour transporter toute l'équipe vers de nouvelles destinations exotiques. Le </text:span><text:span text:style-name="Strong_20_Emphasis"><text:span text:style-name="T2">camion</text:span></text:span><text:span text:style-name="T2"> de la </text:span><text:span text:style-name="Strong_20_Emphasis"><text:span text:style-name="T2">Pat'Patrouille</text:span></text:span><text:span text:style-name="T2"> est livré avec </text:span><text:span text:style-name="Strong_20_Emphasis"><text:span text:style-name="T2">Ryder</text:span></text:span><text:span text:style-name="T2"> et son </text:span><text:span text:style-name="Strong_20_Emphasis"><text:span text:style-name="T2">quad.</text:span></text:span><text:span text:style-name="T2"> </text:span></text:p>
      <text:p text:style-name="Text_20_body"><text:span text:style-name="T2">Le </text:span><text:span text:style-name="Strong_20_Emphasis"><text:span text:style-name="T2">camion</text:span></text:span><text:span text:style-name="T2"> comprend un ascenseur pour transférer les </text:span><text:span text:style-name="Strong_20_Emphasis"><text:span text:style-name="T2">véhicules</text:span></text:span><text:span text:style-name="T2"> des chiots au QG de </text:span><text:span text:style-name="Strong_20_Emphasis"><text:span text:style-name="T2">Ryder!</text:span></text:span><text:span text:style-name="T2"> Amitié, courage et travail d'équipe sont au programme avec les chiots de la </text:span><text:span text:style-name="Strong_20_Emphasis"><text:span text:style-name="T2">Pat'Patrouille !</text:span></text:span><text:span text:style-name="T2"> Leurs péripéties stimuleront l'imagination des enfants.</text:span></text:p>
      <text:p text:style-name="P15">Dimensions du produit : environ 70 cm de long.</text:p>
      <text:p text:style-name="P15">Contenu de la boite : 1 camion, 1 figurine Ryder Jungle et 1 voiture.</text:p>
      <text:p text:style-name="P16"><text:span text:style-name="T1">Poids : </text:span>3.75 kg </text:p>
      <text:p text:style-name="P16"><text:span text:style-name="T1">Dimension d’emballage : </text:span>L30 xH18 xP86</text:p>
      <text:p text:style-name="P9">Marque : <text:span text:style-name="T6">Spin Master</text:span></text:p>
      <text:p text:style-name="P7">Héros / Personnages : <text:span text:style-name="T6">Paw Patrol-Pat’Patrouille</text:span></text:p>
      <text:p text:style-name="P16"/>
      <text:p text:style-name="P17">prix : 89.99&amp;euros ;</text:p>
      <text:p text:style-name="P17">________________________________________________________________________________</text:p>
      <text:p text:style-name="P14"><text:span text:style-name="T4">Zoomer pony : </text:span><text:span text:style-name="Strong_20_Emphasis"><text:span text:style-name="T2">Zoomer Pony est un animal interactif qui se déplace comme un vrai poney et qui réagit quand on lui donne ses accessoires.</text:span></text:span><text:span text:style-name="T2"><text:line-break/><text:line-break/>Ce robot se déplace de façon autonome et réaliste. Comme un animal de compagnie, elle est capable de suivre l'enfant grâce à ses capteurs.<text:line-break/><text:line-break/>Ses yeux indiquent ce qu'elle ressent. Votre enfant devra être à son écoute et la brosser, lui donner à manger et prendre soin d'elle.<text:line-break/><text:line-break/></text:span><text:span text:style-name="Strong_20_Emphasis"><text:span text:style-name="T2">La boîte contient Zoomer Pony et 4 accessoires : une pomme, une carotte, un dé de sucre et une brosse.</text:span></text:span></text:p>
      <text:p text:style-name="P3"><text:span text:style-name="Strong_20_Emphasis"><text:span text:style-name="T2">Nécessite 4 piles LR06 non incluses</text:span></text:span></text:p>
      <text:p text:style-name="P3"><text:span text:style-name="Strong_20_Emphasis"><text:span text:style-name="T4">Marque : </text:span></text:span><text:a xlink:type="simple" xlink:href="https://www.king-jouet.com/jeux-jouets/marque-spin-master/page1.htm" text:style-name="Internet_20_link" text:visited-style-name="Visited_20_Internet_20_Link"><text:span text:style-name="Strong_20_Emphasis"><text:span text:style-name="T4">Spin Master</text:span></text:span></text:a><text:span text:style-name="Strong_20_Emphasis"><text:span text:style-name="T4"> </text:span></text:span></text:p>
      <text:p text:style-name="P14"><text:span text:style-name="Strong_20_Emphasis"><text:span text:style-name="T2"/></text:span></text:p>
      <text:p text:style-name="P14"><text:span text:style-name="Strong_20_Emphasis"><text:span text:style-name="T4">Poids : </text:span></text:span><text:span text:style-name="Strong_20_Emphasis"><text:span text:style-name="T2">1.40 kg</text:span></text:span></text:p>
      <text:p text:style-name="P14"><text:span text:style-name="Strong_20_Emphasis"><text:span text:style-name="T4">Dimension de l’emballage : </text:span></text:span><text:span text:style-name="Strong_20_Emphasis"><text:span text:style-name="T2">L33 xH23 xP36</text:span></text:span></text:p>
      <text:p text:style-name="P28"><text:soft-page-break/><text:span text:style-name="Strong_20_Emphasis"><text:span text:style-name="T5">Prix : 109.99&amp;euros ;</text:span></text:span></text:p>
      <text:h text:style-name="P39" text:outline-level="1"><text:span text:style-name="Strong_20_Emphasis"><text:span text:style-name="T8">Pyjamasques-Coffret 16 figurines : Ce coffret regroupe 16 figurines issues du dessin animé Pyjamasques.<text:line-break/><text:line-break/>Comme eux, inventez-vous des nouveaux défis afin de les régler la nuit. <text:line-break/><text:line-break/>Un ensemble complet avec des personnages articulés de 8 cm et des accessoires.<text:line-break/><text:line-break/>Retrouvez les trois héros de Pyjamasques : Sacha, Amalaya et Greg, 3 "mauvais", 7 accessoires et 3 mini ninja empilables.</text:span></text:span></text:h>
      <text:p text:style-name="P4"><text:span text:style-name="Strong_20_Emphasis"><text:span text:style-name="T9">Marque : </text:span></text:span><text:a xlink:type="simple" xlink:href="https://www.king-jouet.com/jeux-jouets/marque-giochi/page1.htm" text:style-name="Internet_20_link" text:visited-style-name="Visited_20_Internet_20_Link"><text:span text:style-name="Strong_20_Emphasis"><text:span text:style-name="T9">Giochi</text:span></text:span></text:a><text:span text:style-name="Strong_20_Emphasis"><text:span text:style-name="T9"> </text:span></text:span></text:p>
      <text:p text:style-name="Standard"><text:span text:style-name="T2">Héros / Personnages : </text:span><text:a xlink:type="simple" xlink:href="https://www.king-jouet.com/jeux-jouets/pyjamasques/page1.htm" text:style-name="Internet_20_link" text:visited-style-name="Visited_20_Internet_20_Link"><text:span text:style-name="T2">Pyjamasques</text:span></text:a></text:p>
      <text:p text:style-name="P18"><text:span text:style-name="Strong_20_Emphasis"><text:span text:style-name="T9">Poids : 0.66 kg</text:span></text:span></text:p>
      <text:p text:style-name="P18"><text:span text:style-name="Strong_20_Emphasis"><text:span text:style-name="T9">Dimension d’emballage : L31 xH7 xP46</text:span></text:span></text:p>
      <text:p text:style-name="P29"><text:span text:style-name="Strong_20_Emphasis"><text:span text:style-name="T9">prix : 59.99&amp;euros ;</text:span></text:span></text:p>
      <text:h text:style-name="P40" text:outline-level="1"><text:span text:style-name="Strong_20_Emphasis"><text:span text:style-name="T9">Circuit train de marchandises : Ce circuit de marchandises en bois est idéal pour les amateurs de trains.<text:line-break/><text:line-break/>Transportez les marchandises à l'aide de la locomotive et des wagons en bois. Arrêtez-vous devant la grue et déchargez les différents éléments grâce aux aimants.<text:line-break/><text:line-break/>Les jeunes conducteurs de train vont bien s'amuser !</text:span></text:span></text:h>
      <text:p text:style-name="Text_20_body"><text:span text:style-name="Strong_20_Emphasis"><text:span text:style-name="T2">Ce coffret contient 43 pièces dont une locomotive, 3 wagons et une voiture.</text:span></text:span></text:p>
      <text:p text:style-name="Standard"><text:span text:style-name="Strong_20_Emphasis"><text:span text:style-name="T22">Marque : </text:span></text:span><text:a xlink:type="simple" xlink:href="https://www.king-jouet.com/jeux-jouets/marque-wood-n-play/page1.htm" text:style-name="Internet_20_link" text:visited-style-name="Visited_20_Internet_20_Link"><text:span text:style-name="Strong_20_Emphasis"><text:span text:style-name="T22">WOOD N PLAY</text:span></text:span></text:a><text:span text:style-name="Strong_20_Emphasis"><text:span text:style-name="T22"> </text:span></text:span></text:p>
      <text:p text:style-name="Standard"><text:span text:style-name="Strong_20_Emphasis"><text:span text:style-name="T22"/></text:span></text:p>
      <text:p text:style-name="P19"><text:span text:style-name="Strong_20_Emphasis"><text:span text:style-name="T10">Poids : 1.07 kg</text:span></text:span></text:p>
      <text:p text:style-name="P19"><text:span text:style-name="Strong_20_Emphasis"><text:span text:style-name="T10">Dimension d’emballage : L28 xH8 xP28</text:span></text:span></text:p>
      <text:p text:style-name="P30"><text:span text:style-name="Strong_20_Emphasis"><text:span text:style-name="T10">Prix : 5.99&amp;euros ;</text:span></text:span></text:p>
      <text:p text:style-name="P19"><text:span text:style-name="Strong_20_Emphasis"><text:span text:style-name="T10">Kokum Le lionceau : Kokum le lionceau est une peluche intéractive. <text:line-break/><text:line-break/>Il peut apprendre beaucoup de choses, et répond à 15 ordres différents comme "assis", "saute"... <text:line-break/><text:line-break/>Entrainez votre petit lion afin qu'il vous obéisse. <text:line-break/><text:line-break/>Les piles sont incluses. <text:line-break/><text:line-break/>Hauteur : environ 69 cm.</text:span></text:span></text:p>
      <text:p text:style-name="P5"><text:span text:style-name="Strong_20_Emphasis"><text:span text:style-name="T10">Marque : </text:span></text:span><text:a xlink:type="simple" xlink:href="https://www.king-jouet.com/jeux-jouets/marque-imc/page1.htm" text:style-name="Internet_20_link" text:visited-style-name="Visited_20_Internet_20_Link"><text:span text:style-name="Strong_20_Emphasis"><text:span text:style-name="T10">Imc</text:span></text:span></text:a><text:span text:style-name="Strong_20_Emphasis"><text:span text:style-name="T10"> </text:span></text:span></text:p>
      <text:p text:style-name="P19"><text:span text:style-name="Strong_20_Emphasis"><text:span text:style-name="T10"/></text:span></text:p>
      <text:p text:style-name="P19"><text:soft-page-break/><text:span text:style-name="Strong_20_Emphasis"><text:span text:style-name="T10">Poids : 1.21 kg </text:span></text:span></text:p>
      <text:p text:style-name="P19"><text:span text:style-name="Strong_20_Emphasis"><text:span text:style-name="T10">Dimension d’emballage : L32 xH23 xP33</text:span></text:span></text:p>
      <text:p text:style-name="P30"><text:span text:style-name="Strong_20_Emphasis"><text:span text:style-name="T10">Prix : 49.99&amp;euros ;</text:span></text:span></text:p>
      <text:p text:style-name="P20"><text:span text:style-name="Strong_20_Emphasis"><text:span text:style-name="T11">Trycicle pliable : Votre enfant pourra effectuer de belles balades avec ce tricycle coloré.<text:line-break/><text:line-break/>De plus votre enfant pourra transporter son doudou et des jouets grâce à sa petite remorque et sa petite panière à l'avant.<text:line-break/><text:line-break/>Le tricycle se plie pour un rangement plus facile et la poignée intégré au siège permet de le transporter facilement. <text:line-break/><text:line-break/>Grâce a son large siège l'enfant a un meilleur confort. <text:line-break/><text:line-break/>Pour les enfants de 2 à 5 ans. </text:span></text:span></text:p>
      <text:p text:style-name="P20"><text:span text:style-name="Strong_20_Emphasis"><text:span text:style-name="T11">Poids : 5.18 kg</text:span></text:span></text:p>
      <text:p text:style-name="P20"><text:span text:style-name="Strong_20_Emphasis"><text:span text:style-name="T11">dimension d’emballage : L44 xH37 xP61</text:span></text:span></text:p>
      <text:p text:style-name="P31"><text:span text:style-name="Strong_20_Emphasis"><text:span text:style-name="T11">Prix : </text:span></text:span><text:span text:style-name="Strong_20_Emphasis"><text:span text:style-name="T12">49.99&amp;euros ;</text:span></text:span></text:p>
      <text:p text:style-name="P20"><text:span text:style-name="Strong_20_Emphasis"><text:span text:style-name="T12">T</text:span></text:span><text:span text:style-name="Strong_20_Emphasis"><text:span text:style-name="T13">ableau chevalet 3en1 : Un tableau pour dessiner au feutre, à la craie ou écrire sur du papier.<text:line-break/><text:line-break/>Une face ardoise pour écrire à la craie, une face blanche pour feutre effaçable à sec et des clips pour tenir du papier et écrire dessus. Votre enfant pourra dessiner, écrire ou faire ses devoirs.<text:line-break/><text:line-break/>Il dispose d'un plateau de rangement très pratique.<text:line-break/><text:line-break/>Livré avec une éponge, des crayons de cire et des craies.</text:span></text:span></text:p>
      <text:p text:style-name="P15">Dimensions : 42 x 30 cm, avec le cadre : 53,5 x 38,5 cm.</text:p>
      <text:p text:style-name="Standard"><text:span text:style-name="T2">Marque : </text:span><text:a xlink:type="simple" xlink:href="https://www.king-jouet.com/jeux-jouets/marque-creamania-art/page1.htm" text:style-name="Internet_20_link" text:visited-style-name="Visited_20_Internet_20_Link"><text:span text:style-name="T2">creamania art</text:span></text:a><text:span text:style-name="T2"> </text:span></text:p>
      <text:p text:style-name="P7"/>
      <text:p text:style-name="P21"><text:span text:style-name="Strong_20_Emphasis"><text:span text:style-name="T13">Poids : 0.00 kg </text:span></text:span></text:p>
      <text:p text:style-name="P21"><text:span text:style-name="Strong_20_Emphasis"><text:span text:style-name="T13">Dimension d’emballage : L10 xH58 xP51</text:span></text:span></text:p>
      <text:p text:style-name="P32"><text:span text:style-name="Strong_20_Emphasis"><text:span text:style-name="T13">Prix : 12.99&amp;euros ;</text:span></text:span></text:p>
      <text:h text:style-name="P41" text:outline-level="1"><text:soft-page-break/><text:span text:style-name="Strong_20_Emphasis"><text:span text:style-name="T13">Set 11 en 1 avec poupon de 32 cm : </text:span></text:span></text:h>
      <text:h text:style-name="P41" text:outline-level="1"><text:span text:style-name="Strong_20_Emphasis"><text:span text:style-name="T13">Tout le nécessaire disponible dans cet ensemble très complet, pour prendre soin des poupons. <text:line-break/><text:line-break/>Contient : <text:line-break/>- Une poussette canne <text:line-break/>- Un sac de couchage <text:line-break/>- Une couverture <text:line-break/>- Un biberon <text:line-break/>- Des accessoires <text:line-break/>- Un poupon de 32 cm avec sons... <text:line-break/><text:line-break/>Fonctionne avec 3 piles LR44 incluses. </text:span></text:span></text:h>
      <text:p text:style-name="P6"><text:span text:style-name="Strong_20_Emphasis"><text:span text:style-name="T13">Marque : </text:span></text:span><text:a xlink:type="simple" xlink:href="https://www.king-jouet.com/jeux-jouets/marque-superstar-jouets/page1.htm" text:style-name="Internet_20_link" text:visited-style-name="Visited_20_Internet_20_Link"><text:span text:style-name="Strong_20_Emphasis"><text:span text:style-name="T13">Superstar</text:span></text:span></text:a><text:span text:style-name="Strong_20_Emphasis"><text:span text:style-name="T13"> </text:span></text:span></text:p>
      <text:p text:style-name="P6"><text:span text:style-name="Strong_20_Emphasis"><text:span text:style-name="T13"/></text:span></text:p>
      <text:p text:style-name="P22"><text:span text:style-name="Strong_20_Emphasis"><text:span text:style-name="T14">Poids : 2.21 kg </text:span></text:span></text:p>
      <text:p text:style-name="P22"><text:span text:style-name="Strong_20_Emphasis"><text:span text:style-name="T14">Dimension d’emballage : L43 xH14 xP66</text:span></text:span></text:p>
      <text:p text:style-name="P33"><text:span text:style-name="Strong_20_Emphasis"><text:span text:style-name="T14">Prix : 1.99&amp;euros ;</text:span></text:span></text:p>
      <text:p text:style-name="P22"><text:span text:style-name="Strong_20_Emphasis"><text:span text:style-name="T14">Albert camion burger : Albert le camion à burger est un jouet interactif qui imite les célèbres Food Trucks !</text:span></text:span></text:p>
      <text:p text:style-name="Text_20_body"><text:span text:style-name="T2">Ce </text:span><text:span text:style-name="Strong_20_Emphasis"><text:span text:style-name="T2">camion</text:span></text:span><text:span text:style-name="T2"> cuisine propose de nombreuses </text:span><text:span text:style-name="Strong_20_Emphasis"><text:span text:style-name="T2">activités manuelles</text:span></text:span><text:span text:style-name="T2"> et </text:span><text:span text:style-name="Strong_20_Emphasis"><text:span text:style-name="T2">électroniques</text:span></text:span><text:span text:style-name="T2"> qui aideront à l'</text:span><text:span text:style-name="Strong_20_Emphasis"><text:span text:style-name="T2">éveil de votre enfant. </text:span></text:span></text:p>
      <text:p text:style-name="Text_20_body"><text:span text:style-name="Strong_20_Emphasis"><text:span text:style-name="T14">Avec ses accessoires de cuisine, l’enfant devient un vrai petit chef ! Il peut faire la cuisine, préparer l'addition et servir les plats qu'il a préparé. Avec ce jeu d'imitation, il pourra développer ses compétences linguistiques, apprendre les chiffres et accroître sa concentration. S'il préfère jouer avec le véhicule, aucun problème, la cuisine devient une véritable camion à roue libre !</text:span></text:span></text:p>
      <text:p text:style-name="P15">Nécessite 3 piles LR06 incluses.</text:p>
      <text:p text:style-name="Standard"><text:span text:style-name="T2">Marque : </text:span><text:a xlink:type="simple" xlink:href="https://www.king-jouet.com/jeux-jouets/marque-chicco/page1.htm" text:style-name="Internet_20_link" text:visited-style-name="Visited_20_Internet_20_Link"><text:span text:style-name="T2">Chicco</text:span></text:a><text:span text:style-name="T2"> </text:span></text:p>
      <text:p text:style-name="P7"/>
      <text:p text:style-name="P22"><text:span text:style-name="Strong_20_Emphasis"><text:span text:style-name="T14">Poids : 2.29 kg</text:span></text:span></text:p>
      <text:p text:style-name="P22"><text:span text:style-name="Strong_20_Emphasis"><text:span text:style-name="T14">Dimension d’emballage : L31 xH24 xP58</text:span></text:span></text:p>
      <text:p text:style-name="P33"><text:span text:style-name="Strong_20_Emphasis"><text:span text:style-name="T14">Prix : 12.99&amp;euros ;</text:span></text:span></text:p>
      <text:h text:style-name="P41" text:outline-level="1"><text:soft-page-break/><text:span text:style-name="Strong_20_Emphasis"><text:span text:style-name="T14">6888-Tentes Avec Enfants Et Animatrice - Playmobil Summer Fun : Les enfants et leur animatrices sont partis avec leurs tentes pour faire du camping sauvage. <text:line-break/><text:line-break/>Après une veillée autour du feu de camp éclairé, les enfants se glissent dans leurs sacs de couchage et s'endorment sous leur tente en toile avec une armature. Avec feu de camp éclairé. <text:line-break/><text:line-break/>Contient : <text:line-break/>- 1 adulte <text:line-break/>- 2 enfants <text:line-break/>- 2 tentes <text:line-break/>- 2 ratons laveurs <text:line-break/>- 1 arbre <text:line-break/>- 1 feu de camp <text:line-break/>- Des accessoires (sacs de couchage, boussole, guitare, sacs à dos…) <text:line-break/><text:line-break/>Fonctionne avec 2 piles LR03 non fournies.</text:span></text:span></text:h>
      <text:p text:style-name="P6"><text:span text:style-name="Strong_20_Emphasis"><text:span text:style-name="T14">Marque : </text:span></text:span><text:a xlink:type="simple" xlink:href="https://www.king-jouet.com/jeux-jouets/marque-playmobil/page1.htm" text:style-name="Internet_20_link" text:visited-style-name="Visited_20_Internet_20_Link"><text:span text:style-name="Strong_20_Emphasis"><text:span text:style-name="T14">Playmobil</text:span></text:span></text:a><text:span text:style-name="Strong_20_Emphasis"><text:span text:style-name="T14"> </text:span></text:span></text:p>
      <text:p text:style-name="P6"><text:span text:style-name="Strong_20_Emphasis"><text:span text:style-name="T14"/></text:span></text:p>
      <text:p text:style-name="P23"><text:span text:style-name="Strong_20_Emphasis"><text:span text:style-name="T15">Poids : 0.33 kg </text:span></text:span></text:p>
      <text:p text:style-name="P23"><text:span text:style-name="Strong_20_Emphasis"><text:span text:style-name="T15">Dimension d’emballage : L19 xH7 xP29</text:span></text:span></text:p>
      <text:p text:style-name="P34"><text:span text:style-name="Strong_20_Emphasis"><text:span text:style-name="T15">Prix : 39.99&amp;euros ;</text:span></text:span></text:p>
      <text:p text:style-name="P24"><text:span text:style-name="Strong_20_Emphasis"><text:span text:style-name="T16">Boite de 60 feutres : Les enfants peuvent créer, dessiner, colorier et ainsi laisser libre cours à leur créativité.<text:line-break/><text:line-break/>Ce maxi kit est composé de :<text:line-break/>- 36 mini feutres à colorier<text:line-break/>- 8 mini feutres pour fenêtres<text:line-break/>- 16 feutres à pointe folle<text:line-break/>- 5 pochoirs<text:line-break/><text:line-break/>Ces feutres se lavent à l'eau et au savon sur la peau, et en machine pour les textiles lavables.</text:span></text:span></text:p>
      <text:p text:style-name="P11"><text:span text:style-name="Strong_20_Emphasis"><text:span text:style-name="T16">Marque : </text:span></text:span><text:a xlink:type="simple" xlink:href="https://www.king-jouet.com/jeux-jouets/marque-crayola/page1.htm" text:style-name="Internet_20_link" text:visited-style-name="Visited_20_Internet_20_Link"><text:span text:style-name="Strong_20_Emphasis"><text:span text:style-name="T16">Crayola</text:span></text:span></text:a><text:span text:style-name="Strong_20_Emphasis"><text:span text:style-name="T16"> </text:span></text:span></text:p>
      <text:p text:style-name="P11"><text:span text:style-name="Strong_20_Emphasis"><text:span text:style-name="T16"/></text:span></text:p>
      <text:p text:style-name="P24"><text:span text:style-name="Strong_20_Emphasis"><text:span text:style-name="T16">Poids : 1.03 kg</text:span></text:span></text:p>
      <text:p text:style-name="P24"><text:span text:style-name="Strong_20_Emphasis"><text:span text:style-name="T16">Dimension d’emballage : L28 xH6 xP64</text:span></text:span></text:p>
      <text:p text:style-name="P35"><text:span text:style-name="Strong_20_Emphasis"><text:span text:style-name="T16">Prix : 27.99&amp;euros ; -11 %, 24.99&amp;euros ;</text:span></text:span></text:p>
      <text:h text:style-name="P42" text:outline-level="1"><text:soft-page-break/><text:span text:style-name="Strong_20_Emphasis"><text:span text:style-name="T16">Flipsies Scène de Concert Cabriolet : Bienvenue sur la scène de concert de Jazz. <text:line-break/><text:line-break/>Elle rêve de devenir une Rock Star. <text:line-break/><text:line-break/>Le cabriolet se transforme en scène de concert. <text:line-break/><text:line-break/>Lorsqu'on place Jazz sur le "Smart point" elle reconnait le cabriolet ou la scène de concert et se met à parler et chanter. <text:line-break/><text:line-break/>Magique, les phares du cabriolet s'illuminent. <text:line-break/><text:line-break/>Grâce à ses 10 accessoires inclus (2 coupes de cheveux, 2 vêtements, 1paire de lunettes et 5 accessoires), Jazz se métamorphose entièrement en styliste pour vivre en son rêve dans l'univers de la mode. <text:line-break/><text:line-break/>Les piles sont incluses.</text:span></text:span></text:h>
      <text:p text:style-name="P11"><text:span text:style-name="Strong_20_Emphasis"><text:span text:style-name="T16">Marque : </text:span></text:span><text:a xlink:type="simple" xlink:href="https://www.king-jouet.com/jeux-jouets/marque-vtech/page1.htm" text:style-name="Internet_20_link" text:visited-style-name="Visited_20_Internet_20_Link"><text:span text:style-name="Strong_20_Emphasis"><text:span text:style-name="T16">VTech</text:span></text:span></text:a><text:span text:style-name="Strong_20_Emphasis"><text:span text:style-name="T16"> </text:span></text:span></text:p>
      <text:p text:style-name="P11"><text:span text:style-name="Strong_20_Emphasis"><text:span text:style-name="T16"/></text:span></text:p>
      <text:p text:style-name="P25"><text:span text:style-name="Strong_20_Emphasis"><text:span text:style-name="T17">Poids : 0.76 kg</text:span></text:span></text:p>
      <text:p text:style-name="P25"><text:span text:style-name="Strong_20_Emphasis"><text:span text:style-name="T17">Dimension d’emballage : L24 xH14 xP31</text:span></text:span></text:p>
      <text:p text:style-name="P36"><text:span text:style-name="Strong_20_Emphasis"><text:span text:style-name="T17">Prix : 24.99&amp;euros ; -40 %, 15.00&amp;euros ; </text:span></text:span></text:p>
      <text:h text:style-name="P43" text:outline-level="1"><text:span text:style-name="Strong_20_Emphasis"><text:span text:style-name="T17">Remorque Farm : Remorque grand volume pour tout transporter.<text:line-break/><text:line-break/>Adaptable sur tous les tracteurs Falk.<text:line-break/><text:line-break/>Dimensions : L 68 cm x l 52 cm.<text:line-break/><text:line-break/>Conseillé de 3 à 7 ans.</text:span></text:span></text:h>
      <text:p text:style-name="P12"><text:span text:style-name="Strong_20_Emphasis"><text:span text:style-name="T17">Marque : </text:span></text:span><text:a xlink:type="simple" xlink:href="https://www.king-jouet.com/jeux-jouets/marque-falk/page1.htm" text:style-name="Internet_20_link" text:visited-style-name="Visited_20_Internet_20_Link"><text:span text:style-name="Strong_20_Emphasis"><text:span text:style-name="T17">Falk</text:span></text:span></text:a><text:span text:style-name="Strong_20_Emphasis"><text:span text:style-name="T17"> </text:span></text:span></text:p>
      <text:p text:style-name="P12"><text:span text:style-name="Strong_20_Emphasis"><text:span text:style-name="T17"/></text:span></text:p>
      <text:p text:style-name="P26"><text:span text:style-name="Strong_20_Emphasis"><text:span text:style-name="T18">Poids : 2.95 kg</text:span></text:span></text:p>
      <text:p text:style-name="P26"><text:span text:style-name="Strong_20_Emphasis"><text:span text:style-name="T18">Dimension d’emballage : L40 xH69 xP29</text:span></text:span></text:p>
      <text:p text:style-name="P37"><text:span text:style-name="Strong_20_Emphasis"><text:span text:style-name="T18">Prix : 13.49&amp;euros ; -41 % 8.00&amp;euros ;</text:span></text:span></text:p>
      <text:p text:style-name="P27"><text:span text:style-name="Strong_20_Emphasis"><text:span text:style-name="T19">Aspergeur Poisson : Les aspergeurs sont des petits </text:span></text:span><text:span text:style-name="Strong_20_Emphasis"><text:span text:style-name="T7">jouets</text:span></text:span><text:span text:style-name="Strong_20_Emphasis"><text:span text:style-name="T19"> simples pour le bain aux jolies couleurs et aux </text:span></text:span><text:span text:style-name="Strong_20_Emphasis"><text:span text:style-name="T7">personnages</text:span></text:span><text:span text:style-name="Strong_20_Emphasis"><text:span text:style-name="T19"> variés. Le design rigolo est spécialement conçu pour les petites mains pour plus de maniabilité. Le plastique est résistant et doux pour masser les gencives de </text:span></text:span><text:span text:style-name="Strong_20_Emphasis"><text:span text:style-name="T7">bébé</text:span></text:span><text:span text:style-name="Strong_20_Emphasis"><text:span text:style-name="T19"> qui aime les mordiller. Les aspergeurs flottent et détiennent un trou sur chacun d’entre eux pour faire gicler l’eau.</text:span></text:span></text:p>
      <text:p text:style-name="Text_20_body">Ils sont chacun moulés en une seule pièce, aucun élément à perdre ! Ludique ces <text:span text:style-name="Strong_20_Emphasis">jouets</text:span> accompagnent les enfants dans leur développement. En grandissant, ils commencent à reconnaître les couleurs, les noms des véhicules puis à créer leur propre histoire. Le <text:span text:style-name="Strong_20_Emphasis">bain</text:span> devient un réel <text:soft-page-break/>moment de détente et de plaisir ! Leurs thématiques aideront bébé à développer son habileté et son imagination.</text:p>
      <text:p text:style-name="Text_20_body">Adapté pour les enfants à partir de 10 mois.</text:p>
      <text:p text:style-name="Text_20_body">Dimension : 7 cm.</text:p>
      <text:p text:style-name="Text_20_body">Composition : 100 % PVC.</text:p>
      <text:p text:style-name="Text_20_body">Conforme à la réglementation, toutes les matières en plastique souple sont dépourvues de</text:p>
      <text:p text:style-name="Text_20_body">phtalates.</text:p>
      <text:p text:style-name="Text_20_body">Égoutter les jouets après utilisation et rincer. Laver à l’eau claire régulièrement.</text:p>
      <text:p text:style-name="P13"><text:span text:style-name="Strong_20_Emphasis"><text:span text:style-name="T19">Marque : </text:span></text:span><text:a xlink:type="simple" xlink:href="https://www.king-jouet.com/jeux-jouets/marque-ludi/page1.htm" text:style-name="Internet_20_link" text:visited-style-name="Visited_20_Internet_20_Link"><text:span text:style-name="Strong_20_Emphasis"><text:span text:style-name="T19">Ludi</text:span></text:span></text:a><text:span text:style-name="Strong_20_Emphasis"><text:span text:style-name="T19"> </text:span></text:span></text:p>
      <text:p text:style-name="P13"><text:span text:style-name="Strong_20_Emphasis"><text:span text:style-name="T19"/></text:span></text:p>
      <text:p text:style-name="P13"><text:span text:style-name="Strong_20_Emphasis"><text:span text:style-name="T19">Poids : 0.14 kg</text:span></text:span></text:p>
      <text:p text:style-name="P13"><text:span text:style-name="Strong_20_Emphasis"><text:span text:style-name="T19"/></text:span></text:p>
      <text:p text:style-name="P13"><text:span text:style-name="Strong_20_Emphasis"><text:span text:style-name="T19">Dimension d’emballage : L10 xH8 xP19</text:span></text:span></text:p>
      <text:p text:style-name="P13"><text:span text:style-name="Strong_20_Emphasis"><text:span text:style-name="T19"/></text:span></text:p>
      <text:p text:style-name="P38"><text:span text:style-name="Strong_20_Emphasis"><text:span text:style-name="T19">Prix : 10.99&amp;euros ; -45 % 6.00&amp;euros ;</text:span></text:span></text:p>
      <text:p text:style-name="P13"><text:span text:style-name="Strong_20_Emphasis"><text:span text:style-name="T19"/></text:span></text:p>
      <text:h text:style-name="P44" text:outline-level="1"><text:span text:style-name="Strong_20_Emphasis"><text:span text:style-name="T19">Princesses Disney - Poupée tournoyante : Amusez-vous avec les poupées Disney !</text:span></text:span></text:h>
      <text:p text:style-name="Text_20_body"><text:span text:style-name="T2">Votre </text:span><text:span text:style-name="Strong_20_Emphasis"><text:span text:style-name="T2">enfant</text:span></text:span><text:span text:style-name="T2"> sera ravi de pouvoir </text:span><text:span text:style-name="Strong_20_Emphasis"><text:span text:style-name="T2">s'amuser</text:span></text:span><text:span text:style-name="T2"> durant des heures avec ce jouet, </text:span><text:span text:style-name="Strong_20_Emphasis"><text:span text:style-name="T2">représentant</text:span></text:span><text:span text:style-name="T2"> une </text:span><text:span text:style-name="Strong_20_Emphasis"><text:span text:style-name="T2">Princesse</text:span></text:span><text:span text:style-name="T2"> de l'univers </text:span><text:span text:style-name="Strong_20_Emphasis"><text:span text:style-name="T2">Disney.</text:span></text:span></text:p>
      <text:p text:style-name="Text_20_body"><text:span text:style-name="T2">Les </text:span><text:span text:style-name="Strong_20_Emphasis"><text:span text:style-name="T2">histoires</text:span></text:span><text:span text:style-name="T2"> pourront être inventées ou même directement tirées de </text:span><text:span text:style-name="Strong_20_Emphasis"><text:span text:style-name="T2">l'univers</text:span></text:span><text:span text:style-name="T2"> de chaque </text:span><text:span text:style-name="Strong_20_Emphasis"><text:span text:style-name="T2">princesse,</text:span></text:span><text:span text:style-name="T2"> qui n'a surement plus de </text:span><text:span text:style-name="Strong_20_Emphasis"><text:span text:style-name="T2">secrets</text:span></text:span><text:span text:style-name="T2"> pour votre </text:span><text:span text:style-name="Strong_20_Emphasis"><text:span text:style-name="T2">enfant.</text:span></text:span></text:p>
      <text:p text:style-name="P15">Fait partie d'un assortiment.</text:p>
      <text:p text:style-name="P15">Livré à l'unité. </text:p>
      <text:p text:style-name="P15">Livré selon disponibilité</text:p>
      <text:p text:style-name="P13"><text:span text:style-name="Strong_20_Emphasis"><text:span text:style-name="T19">Marque : </text:span></text:span><text:a xlink:type="simple" xlink:href="https://www.king-jouet.com/jeux-jouets/marque-hasbro/page1.htm" text:style-name="Internet_20_link" text:visited-style-name="Visited_20_Internet_20_Link"><text:span text:style-name="Strong_20_Emphasis"><text:span text:style-name="T19">Hasbro</text:span></text:span></text:a><text:span text:style-name="Strong_20_Emphasis"><text:span text:style-name="T19"> </text:span></text:span></text:p>
      <text:p text:style-name="Standard">Héros / Personnages : <text:a xlink:type="simple" xlink:href="https://www.king-jouet.com/jeux-jouets/disney-princess/page1.htm" text:style-name="Internet_20_link" text:visited-style-name="Visited_20_Internet_20_Link">Disney Princesse</text:a> </text:p>
      <text:p text:style-name="P27"><text:span text:style-name="Strong_20_Emphasis"><text:span text:style-name="T19"/></text:span></text:p>
      <text:p text:style-name="P27"><text:span text:style-name="Strong_20_Emphasis"><text:span text:style-name="T19">Poids : 0.12 kg</text:span></text:span></text:p>
      <text:p text:style-name="P27"><text:span text:style-name="Strong_20_Emphasis"><text:span text:style-name="T19">Dimension d’emballage : L18 xH5 xP18</text:span></text:span></text:p>
      <text:p text:style-name="P27"><text:span text:style-name="Strong_20_Emphasis"><text:span text:style-name="T19">Prix : </text:span></text:span><text:span text:style-name="Strong_20_Emphasis"><text:span text:style-name="T20">9.99&amp;euros ; -20 % 7.99&amp;euros ;</text:span></text:span><text:span text:style-name="Strong_20_Emphasis"><text:span text:style-name="T19"> </text:span></text:span></text:p>
      <text:p text:style-name="P13"><text:span text:style-name="Strong_20_Emphasis"><text:span text:style-name="T19"><text:s/></text:span></text:span></text:p>
      <text:p text:style-name="P25"><text:span text:style-name="Strong_20_Emphasis"><text:span text:style-name="T17"/></text:span></text:p>
      <text:p text:style-name="P24"><text:span text:style-name="Strong_20_Emphasis"><text:span text:style-name="T16"/></text:span></text:p>
      <text:p text:style-name="P23"><text:span text:style-name="Strong_20_Emphasis"><text:span text:style-name="T15"/></text:span></text:p>
      <text:p text:style-name="P22"><text:span text:style-name="Strong_20_Emphasis"><text:span text:style-name="T14"/></text:span></text:p>
      <text:p text:style-name="P22"><text:soft-page-break/><text:span text:style-name="Strong_20_Emphasis"><text:span text:style-name="T14"><text:s/></text:span></text:span></text:p>
      <text:p text:style-name="P21"><text:span text:style-name="Strong_20_Emphasis"><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9:36:58.392875757</meta:creation-date>
    <dc:date>2018-01-05T12:32:39.780513840</dc:date>
    <meta:editing-duration>PT1H18M37S</meta:editing-duration>
    <meta:editing-cycles>18</meta:editing-cycles>
    <meta:generator>LibreOffice/5.1.6.2$Linux_X86_64 LibreOffice_project/10m0$Build-2</meta:generator>
    <meta:document-statistic meta:table-count="0" meta:image-count="0" meta:object-count="0" meta:page-count="8" meta:paragraph-count="106" meta:word-count="1554" meta:character-count="9057" meta:non-whitespace-character-count="7510"/>
  </office:meta>
</office:document-meta>
</file>